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fea0" officeooo:paragraph-rsid="000bfea0"/>
    </style:style>
    <style:style style:name="P2" style:family="paragraph" style:parent-style-name="Standard">
      <style:text-properties fo:font-size="16pt" fo:font-weight="bold" officeooo:rsid="000bfea0" officeooo:paragraph-rsid="000bfea0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d5140" officeooo:paragraph-rsid="000d5140"/>
    </style:style>
    <style:style style:name="P4" style:family="paragraph" style:parent-style-name="Standard">
      <style:text-properties officeooo:rsid="000f03fb" officeooo:paragraph-rsid="000f03fb"/>
    </style:style>
    <style:style style:name="P5" style:family="paragraph" style:parent-style-name="Standard">
      <style:text-properties officeooo:rsid="00104344" officeooo:paragraph-rsid="00104344"/>
    </style:style>
    <style:style style:name="P6" style:family="paragraph" style:parent-style-name="Standard" style:list-style-name="L1">
      <style:text-properties officeooo:paragraph-rsid="000bfea0"/>
    </style:style>
    <style:style style:name="P7" style:family="paragraph" style:parent-style-name="Standard" style:list-style-name="L2">
      <style:text-properties fo:font-weight="bold" officeooo:rsid="000d5140" officeooo:paragraph-rsid="000d5140" style:font-weight-asian="bold" style:font-weight-complex="bold"/>
    </style:style>
    <style:style style:name="P8" style:family="paragraph" style:parent-style-name="Standard" style:list-style-name="L3">
      <style:text-properties fo:font-weight="bold" officeooo:rsid="000d5140" officeooo:paragraph-rsid="000d5140" style:font-weight-asian="bold" style:font-weight-complex="bold"/>
    </style:style>
    <style:style style:name="P9" style:family="paragraph" style:parent-style-name="Standard" style:list-style-name="L4">
      <style:text-properties fo:font-weight="bold" officeooo:rsid="000d5140" officeooo:paragraph-rsid="000d5140" style:font-weight-asian="bold" style:font-weight-complex="bold"/>
    </style:style>
    <style:style style:name="P10" style:family="paragraph" style:parent-style-name="Standard" style:list-style-name="L5">
      <style:text-properties fo:font-weight="bold" officeooo:rsid="000f03fb" officeooo:paragraph-rsid="000f03fb" style:font-weight-asian="bold" style:font-weight-complex="bold"/>
    </style:style>
    <style:style style:name="P11" style:family="paragraph" style:parent-style-name="Standard">
      <style:text-properties officeooo:rsid="000f03fb" officeooo:paragraph-rsid="000f03fb"/>
    </style:style>
    <style:style style:name="P12" style:family="paragraph" style:parent-style-name="Standard">
      <style:text-properties officeooo:rsid="00114c52" officeooo:paragraph-rsid="000f03fb"/>
    </style:style>
    <style:style style:name="P13" style:family="paragraph" style:parent-style-name="Standard">
      <style:text-properties officeooo:rsid="00114c52" officeooo:paragraph-rsid="00114c52"/>
    </style:style>
    <style:style style:name="P14" style:family="paragraph" style:parent-style-name="Standard">
      <style:text-properties fo:color="#000000" loext:opacity="100%" officeooo:rsid="00114c52" officeooo:paragraph-rsid="00114c52"/>
    </style:style>
    <style:style style:name="T1" style:family="text">
      <style:text-properties fo:font-weight="bold" officeooo:rsid="000bfea0" style:font-weight-asian="bold" style:font-weight-complex="bold"/>
    </style:style>
    <style:style style:name="T2" style:family="text">
      <style:text-properties fo:font-weight="bold" officeooo:rsid="000d5140" style:font-weight-asian="bold" style:font-weight-complex="bold"/>
    </style:style>
    <style:style style:name="T3" style:family="text">
      <style:text-properties officeooo:rsid="000d5140"/>
    </style:style>
    <style:style style:name="T4" style:family="text">
      <style:text-properties fo:color="#c9211e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ando do Ambiente Anaconda</text:p>
      <text:p text:style-name="P1"/>
      <text:p text:style-name="P1"/>
      <text:list xml:id="list1630122203" text:style-name="L1">
        <text:list-item>
          <text:p text:style-name="P6"><text:span text:style-name="T1">Sair o</text:span><text:span text:style-name="T2">u Entra no</text:span><text:span text:style-name="T1"> AMBIENTE</text:span></text:p>
        </text:list-item>
      </text:list>
      <text:p text:style-name="P1"/>
      <text:p text:style-name="P3">conda deactivate<text:tab/><text:tab/><text:tab/><text:tab/><text:tab/><text:tab/><text:tab/><text:tab/>sair do ambiente</text:p>
      <text:p text:style-name="P1">conda config --set auto_activate_base false <text:tab/><text:tab/><text:span text:style-name="T3">ou <text:s/><text:tab/>bash</text:span><text:tab/><text:tab/><text:span text:style-name="T3">entrar no ambiente</text:span></text:p>
      <text:p text:style-name="P1"/>
      <text:list xml:id="list1069684672" text:style-name="L2">
        <text:list-item>
          <text:p text:style-name="P7">Listagem de todos os pacotes Conda</text:p>
        </text:list-item>
      </text:list>
      <text:p text:style-name="P3"/>
      <text:p text:style-name="P3">conda list</text:p>
      <text:p text:style-name="P1"/>
      <text:list xml:id="list2583968208" text:style-name="L3">
        <text:list-item>
          <text:p text:style-name="P8">Inicialização do JuPyter</text:p>
        </text:list-item>
      </text:list>
      <text:p text:style-name="P3"/>
      <text:p text:style-name="P3">conda nootbook</text:p>
      <text:p text:style-name="P5">y</text:p>
      <text:list xml:id="list1867980902" text:style-name="L4">
        <text:list-item>
          <text:p text:style-name="P9">Atualização de todos os pacotes do Conda</text:p>
        </text:list-item>
      </text:list>
      <text:p text:style-name="P3"/>
      <text:p text:style-name="P3">conda update --all</text:p>
      <text:p text:style-name="P3"/>
      <text:list xml:id="list571500636" text:style-name="L5">
        <text:list-item>
          <text:p text:style-name="P10">INICIALIZAÇÃO Do Anaconda Navigator</text:p>
        </text:list-item>
      </text:list>
      <text:p text:style-name="P4"/>
      <text:p text:style-name="P4">anaconda-navigator<text:tab/><text:tab/><text:tab/><text:tab/>dentro do ambiente de trabalho</text:p>
      <text:p text:style-name="P4"/>
      <text:p text:style-name="P12"><text:span text:style-name="T4"/></text:p>
      <text:p text:style-name="P13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1:32:41.995628037</meta:creation-date>
    <dc:date>2024-08-02T15:12:50.556683279</dc:date>
    <meta:editing-duration>PT23M45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65" meta:character-count="401" meta:non-whitespace-character-count="341"/>
  </office:meta>
</office:document-meta>
</file>